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c2b" officeooo:paragraph-rsid="001cbc2b"/>
    </style:style>
    <style:style style:name="P2" style:family="paragraph" style:parent-style-name="Standard">
      <style:text-properties officeooo:rsid="001cce49" officeooo:paragraph-rsid="001cce49"/>
    </style:style>
    <style:style style:name="P3" style:family="paragraph" style:parent-style-name="Standard">
      <style:text-properties officeooo:rsid="00200979" officeooo:paragraph-rsid="00200979"/>
    </style:style>
    <style:style style:name="P4" style:family="paragraph" style:parent-style-name="Standard">
      <style:text-properties officeooo:rsid="00200979" officeooo:paragraph-rsid="00203490"/>
    </style:style>
    <style:style style:name="P5" style:family="paragraph" style:parent-style-name="Preformatted_20_Text">
      <style:text-properties officeooo:rsid="001cbc2b" officeooo:paragraph-rsid="001cb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rtlebot 3D värk</text:p>
      <text:p text:style-name="P1"/>
      <text:p text:style-name="P5">$ roslaunch turtlebot_gazebo turtlebot_world.launch</text:p>
      <text:p text:style-name="P1"/>
      <text:p text:style-name="P5">$ roslaunch turtlebot_teleop keyboard_teleop.launch</text:p>
      <text:p text:style-name="P1">siin saab u, I, j, k, l ja m-iga juhtida</text:p>
      <text:p text:style-name="P1"/>
      <text:p text:style-name="P5">$ roslaunch kobuki_keyop keyop.launch</text:p>
      <text:p text:style-name="P1">siin juhime noolte klahvidega ja e- enable motor, d- disable motor</text:p>
      <text:p text:style-name="P1">spacebar-cancel</text:p>
      <text:p text:style-name="P1"/>
      <text:p text:style-name="P5">$ roslaunch turtlebot_rviz_launchers view_robot.launch</text:p>
      <text:p text:style-name="P2">change camera view</text:p>
      <text:p text:style-name="P2"/>
      <text:p text:style-name="P3">Selleks et runnida simulatsiooni:</text:p>
      <text:p text:style-name="P3"/>
      <text:p text:style-name="P3">roslaunch turtlebot_gazebo turtlebot_world.launch</text:p>
      <text:p text:style-name="P3"/>
      <text:p text:style-name="P4">roslaunch my_turtle amcl_demo.launch map_<text:a xlink:type="simple" xlink:href="../../../../=/home/renno/renno-robtech/Objects_map.yaml">file:=/home/renno/renno-robtech/Objects_map.yaml</text:a></text:p>
      <text:p text:style-name="P3"/>
      <text:p text:style-name="P3">roslaunch turtlebot_rviz_launchers view_navigation.launch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8:44:26.415908707</meta:creation-date>
    <dc:date>2017-04-21T11:24:51.150609565</dc:date>
    <meta:editing-duration>PT2H36M4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58" meta:character-count="578" meta:non-whitespace-character-count="532"/>
  </office:meta>
</office:document-meta>
</file>